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24-09-23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24-04-22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23-09-1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23-04-26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22-09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22-04-19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21-09-24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21-03-10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20-09-09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20-06-30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9-09-18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9-04-17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8-09-26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8-04-2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7-09-0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7-04-12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6-09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6-04-20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5-09-17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5-04-10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4-09-17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4-04-09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3-08-16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3-04-15 1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2-09-25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2-04-2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1-09-30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1-04-1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0-11-2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10-05-05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09-03-19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08-09-2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07-11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01-06-1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2000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1999-07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1997-07-0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1996-07-17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1995-06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709086040101</text:p>
          </table:table-cell>
          <table:table-cell office:value-type="string" calcext:value-type="string">
            <text:p>1995-03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